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5.08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1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83cm" svg:height="3.225cm" svg:x="11.687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3" draw:layer="layout" svg:width="5.588cm" svg:height="3.302cm" svg:x="10.668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los Vajna</meta:initial-creator>
    <meta:creation-date>2015-04-14T12:12:57.556554957</meta:creation-date>
    <dc:date>2016-07-19T08:30:53.049419305</dc:date>
    <dc:creator>Miklos </dc:creator>
    <meta:editing-duration>PT58S</meta:editing-duration>
    <meta:editing-cycles>2</meta:editing-cycles>
    <meta:generator>LibreOfficeDev/5.3.0.0.alpha0$Linux_X86_64 LibreOffice_project/817a7b59449ef52d29b28de18227a801a19cc386</meta:generator>
    <meta:document-statistic meta:object-count="27"/>
  </office:meta>
</office:document-meta>
</file>